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36"/>
    <style:style style:name="ce2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par</text:p>
          </table:table-cell>
          <table:table-cell table:number-columns-repeated="3"/>
        </table:table-row>
        <table:table-row table:style-name="ro1">
          <table:table-cell office:value-type="string">
            <text:p>zadana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825162440371221">
            <text:p>0,08</text:p>
          </table:table-cell>
          <table:table-cell office:value-type="float" office:value="1.25891637935212">
            <text:p>1,26</text:p>
          </table:table-cell>
          <table:table-cell office:value-type="float" office:value="3.59835974388898">
            <text:p>3,6</text:p>
          </table:table-cell>
          <table:table-cell office:value-type="float" office:value="0.63175407279732">
            <text:p>0,63</text:p>
          </table:table-cell>
          <table:table-cell office:value-type="string">
            <text:p>5,68985882776829e-05</text:p>
          </table:table-cell>
          <table:table-cell office:value-type="float" office:value="0.169974535231728">
            <text:p>0,17</text:p>
          </table:table-cell>
          <table:table-cell office:value-type="float" office:value="0.059744283011321">
            <text:p>0,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66630231787804">
            <text:p>3,67</text:p>
          </table:table-cell>
          <table:table-cell office:value-type="float" office:value="1.20778778995003">
            <text:p>1,21</text:p>
          </table:table-cell>
          <table:table-cell office:value-type="float" office:value="61.4471807492536">
            <text:p>61,45</text:p>
          </table:table-cell>
          <table:table-cell office:value-type="float" office:value="8.37092612371513">
            <text:p>8,37</text:p>
          </table:table-cell>
          <table:table-cell office:value-type="float" office:value="960.478702587894">
            <text:p>960,48</text:p>
          </table:table-cell>
          <table:table-cell office:value-type="string">
            <text:p>8,63575301299930e-05</text:p>
          </table:table-cell>
          <table:table-cell office:value-type="float" office:value="0.313868726491949">
            <text:p>0,3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.4930653451993">
            <text:p>17,49</text:p>
          </table:table-cell>
          <table:table-cell office:value-type="float" office:value="25.8571039510166">
            <text:p>25,86</text:p>
          </table:table-cell>
          <table:table-cell office:value-type="float" office:value="0.316693322368756">
            <text:p>0,32</text:p>
          </table:table-cell>
          <table:table-cell office:value-type="float" office:value="705.239127600625">
            <text:p>705,24</text:p>
          </table:table-cell>
          <table:table-cell office:value-type="float" office:value="999.997151853436">
            <text:p>1000</text:p>
          </table:table-cell>
          <table:table-cell office:value-type="float" office:value="0.00564899151020486">
            <text:p>0,01</text:p>
          </table:table-cell>
          <table:table-cell office:value-type="float" office:value="1.15548450110615">
            <text:p>1,16</text:p>
          </table:table-cell>
        </table:table-row>
        <table:table-row table:style-name="ro1">
          <table:table-cell/>
          <table:table-cell office:value-type="float" office:value="0.00969551961918298">
            <text:p>0,01</text:p>
          </table:table-cell>
          <table:table-cell office:value-type="float" office:value="0.307327186533607">
            <text:p>0,31</text:p>
          </table:table-cell>
          <table:table-cell office:value-type="float" office:value="3.00005262424375">
            <text:p>3</text:p>
          </table:table-cell>
          <table:table-cell office:value-type="float" office:value="0.500295629460142">
            <text:p>0,5</text:p>
          </table:table-cell>
          <table:table-cell office:value-type="float" office:value="0.164336935093845">
            <text:p>0,16</text:p>
          </table:table-cell>
          <table:table-cell office:value-type="float" office:value="0.00863195624994405">
            <text:p>0,01</text:p>
          </table:table-cell>
          <table:table-cell office:value-type="float" office:value="78.5149205764449">
            <text:p>78,51</text:p>
          </table:table-cell>
        </table:table-row>
        <table:table-row table:style-name="ro1">
          <table:table-cell/>
          <table:table-cell office:value-type="float" office:value="0.100645294055224">
            <text:p>0,1</text:p>
          </table:table-cell>
          <table:table-cell office:value-type="float" office:value="884.427482668403">
            <text:p>884,43</text:p>
          </table:table-cell>
          <table:table-cell office:value-type="float" office:value="3.01046578847002">
            <text:p>3,01</text:p>
          </table:table-cell>
          <table:table-cell office:value-type="float" office:value="0.586928834248324">
            <text:p>0,59</text:p>
          </table:table-cell>
          <table:table-cell office:value-type="float" office:value="0.000784169817909896">
            <text:p>0</text:p>
          </table:table-cell>
          <table:table-cell office:value-type="string">
            <text:p>7,05388856035091e-10</text:p>
          </table:table-cell>
          <table:table-cell office:value-type="float" office:value="30.9578454356278">
            <text:p>30,9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Kw1 =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warpocz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0.005">
            <text:p>0,01</text:p>
          </table:table-cell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float" office:value="0.000000325247248819358">
            <text:p>3,25E-007</text:p>
          </table:table-cell>
          <table:table-cell office:value-type="float" office:value="6.54500747327453">
            <text:p>6,55</text:p>
          </table:table-cell>
          <table:table-cell office:value-type="float" office:value="3.34700099329562">
            <text:p>3,35</text:p>
          </table:table-cell>
          <table:table-cell office:value-type="float" office:value="0.52769041632985">
            <text:p>0,53</text:p>
          </table:table-cell>
          <table:table-cell table:style-name="ce2" office:value-type="float" office:value="0.000000146156072194482">
            <text:p>1,46E-007</text:p>
          </table:table-cell>
          <table:table-cell office:value-type="float" office:value="0.886341500756592">
            <text:p>0,89</text:p>
          </table:table-cell>
          <table:table-cell office:value-type="float" office:value="0.011777320644408">
            <text:p>0,0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0.005">
            <text:p>0,01</text:p>
          </table:table-cell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445744292503103">
            <text:p>0</text:p>
          </table:table-cell>
          <table:table-cell office:value-type="float" office:value="21.4344610436294">
            <text:p>21,43</text:p>
          </table:table-cell>
          <table:table-cell office:value-type="float" office:value="4.082461451738">
            <text:p>4,08</text:p>
          </table:table-cell>
          <table:table-cell office:value-type="float" office:value="7.63393981775636">
            <text:p>7,63</text:p>
          </table:table-cell>
          <table:table-cell table:style-name="ce2" office:value-type="float" office:value="0.0000470152136206947">
            <text:p>4,70E-005</text:p>
          </table:table-cell>
          <table:table-cell office:value-type="float" office:value="1.1513043193257">
            <text:p>1,15</text:p>
          </table:table-cell>
          <table:table-cell office:value-type="float" office:value="0.00890530692096181">
            <text:p>0,01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>
            <text:p>Kw1=1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30194139282798">
            <text:p>0,03</text:p>
          </table:table-cell>
          <table:table-cell office:value-type="float" office:value="38.2415602715839">
            <text:p>38,24</text:p>
          </table:table-cell>
          <table:table-cell office:value-type="float" office:value="4">
            <text:p>4</text:p>
          </table:table-cell>
          <table:table-cell office:value-type="float" office:value="574.878156076277">
            <text:p>574,88</text:p>
          </table:table-cell>
          <table:table-cell table:style-name="ce2" office:value-type="float" office:value="0.00000671669750093472">
            <text:p>6,72E-006</text:p>
          </table:table-cell>
          <table:table-cell office:value-type="float" office:value="0.0357771922159321">
            <text:p>0,04</text:p>
          </table:table-cell>
          <table:table-cell office:value-type="float" office:value="0.394903490373355">
            <text:p>0,3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13.11.2017</text:date>, <text:time>23:5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8M16S</meta:editing-duration>
    <meta:editing-cycles>7</meta:editing-cycles>
    <meta:generator>OpenOffice/4.0.1$Win32 OpenOffice.org_project/401m5$Build-9714</meta:generator>
    <dc:date>2017-11-13T23:50:28.12</dc:date>
    <dc:creator>mac c</dc:creator>
    <meta:document-statistic meta:table-count="3" meta:cell-count="81" meta:object-count="0"/>
    <meta:user-defined meta:name="Info 1"/>
    <meta:user-defined meta:name="Info 2"/>
    <meta:user-defined meta:name="Info 3"/>
    <meta:user-defined meta:name="Info 4"/>
  </office:meta>
</office:document-meta>
</file>